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Lohit Hindi1" svg:font-family="'Lohit Hindi'"/>
    <style:font-face style:name="OpenSymbol" svg:font-family="OpenSymbol"/>
    <style:font-face style:name="Times New Roman4" svg:font-family="'Times New Roman'"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list-style-name="L1"/>
    <style:style style:name="P3"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weight="bold" fo:background-color="transparent"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fo:background-color="#ffff00" style:font-weight-asian="normal" style:font-weight-complex="normal"/>
    </style:style>
    <style:style style:name="T5" style:family="text">
      <style:text-properties fo:font-weight="normal" fo:background-color="transparent" style:font-weight-asian="normal" style:font-weight-complex="normal"/>
    </style:style>
    <style:style style:name="T6" style:family="text">
      <style:text-properties fo:background-color="#ffff00"/>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style:font-style-asian="normal" style:font-style-complex="normal"/>
    </style:style>
    <style:style style:name="T10" style:family="text">
      <style:text-properties fo:background-color="transparent" style:font-weight-asian="normal" style:font-weight-complex="normal"/>
    </style:style>
    <style:style style:name="T11" style:family="text">
      <style:text-properties style:font-style-asian="italic" style:font-style-complex="italic"/>
    </style:style>
    <style:style style:name="T12" style:family="text">
      <style:text-properties style:font-name="Times New Roman4"/>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xperiment 1: Landing positions as a function of object affordances</text:h>
      <text:p text:style-name="Standard"/>
      <text:h text:style-name="Heading_20_2" text:outline-level="2">Introduction</text:h>
      <text:p text:style-name="Text_20_body">Global effect within objects has been done before <text:reference-mark-start text:name="ZOTERO_ITEM CSL_CITATION {&quot;citationID&quot;:&quot;1h1c5f1i61&quot;,&quot;properties&quot;:{&quot;formattedCitation&quot;:&quot;{\\rtf (Guez, Marchal, Gargasson, Grall, &amp; O\\uc0\\u8217{}regan, 1994)}&quot;,&quot;plainCitation&quot;:&quot;(Guez, Marchal, Gargasson, Grall, &amp; O’regan, 1994)&quot;},&quot;citationItems&quot;:[{&quot;id&quot;:1355,&quot;uris&quot;:[&quot;http://zotero.org/users/local/OLmfyFPR/items/5BFTWJ59&quot;],&quot;uri&quot;:[&quot;http://zotero.org/users/local/OLmfyFPR/items/5BFTWJ59&quot;]}],&quot;schema&quot;:&quot;https://github.com/citation-style-language/schema/raw/master/csl-citation.json&quot;} RND74viRrK1u1"/>(Guez, Marchal, Gargasson, Grall, &amp; O’regan, 1994)<text:reference-mark-end text:name="ZOTERO_ITEM CSL_CITATION {&quot;citationID&quot;:&quot;1h1c5f1i61&quot;,&quot;properties&quot;:{&quot;formattedCitation&quot;:&quot;{\\rtf (Guez, Marchal, Gargasson, Grall, &amp; O\\uc0\\u8217{}regan, 1994)}&quot;,&quot;plainCitation&quot;:&quot;(Guez, Marchal, Gargasson, Grall, &amp; O’regan, 1994)&quot;},&quot;citationItems&quot;:[{&quot;id&quot;:1355,&quot;uris&quot;:[&quot;http://zotero.org/users/local/OLmfyFPR/items/5BFTWJ59&quot;],&quot;uri&quot;:[&quot;http://zotero.org/users/local/OLmfyFPR/items/5BFTWJ59&quot;]}],&quot;schema&quot;:&quot;https://github.com/citation-style-language/schema/raw/master/csl-citation.json&quot;} RND74viRrK1u1"/>.</text:p>
      <text:h text:style-name="Heading_20_2" text:outline-level="2">Methods</text:h>
      <text:h text:style-name="Heading_20_3" text:outline-level="3">Participants</text:h>
      <text:p text:style-name="Text_20_body">Fifteen participants will participate in the study. Participants will be right-handed, will have normal or corrected-to-normal vision, and will be naïve as to the purpose of the experiment. They will receive payment in return, and will give their written informed consent according to the Ethical Committee of Aix-Marseille Université.</text:p>
      <text:h text:style-name="Heading_20_3" text:outline-level="3">Apparatus</text:h>
      <text:p text:style-name="Text_20_body">Participants will sit in front of a computer screen in a dimly-lit room. Stimulus presentation is controlled by OpenSesame on a <text:span text:style-name="T6">…</text:span> x <text:span text:style-name="T6">…</text:span> monitor with a resolution of <text:span text:style-name="T6">…</text:span> by <text:span text:style-name="T6">…</text:span> pixels. The distance between participants' eyes and the monitor is approximately .. cm and will be kept constant by stabilizing participants' heads by using a chin rest. Manual responses will be collected on an AZERTY keyboard. Eye-position data will be recorded by an EyeLink<text:span text:style-name="T12">©</text:span> 1000 head-mounted system (SR Research Ltd., Mississauga, Ontario, Canada) with a sampling rate of 1000 Hz.</text:p>
      <text:p text:style-name="Text_20_body">The Edingburgh Handedness Inventory (EHI) will be used to assess the dominance of participants' right hand in everyday activities <text:reference-mark-start text:name="ZOTERO_ITEM CSL_CITATION {&quot;citationID&quot;:&quot;24nb5rjtrk&quot;,&quot;properties&quot;:{&quot;formattedCitation&quot;:&quot;(Oldfield, 1971)&quot;,&quot;plainCitation&quot;:&quot;(Oldfield, 1971)&quot;},&quot;citationItems&quot;:[{&quot;id&quot;:876,&quot;uris&quot;:[&quot;http://zotero.org/users/local/OLmfyFPR/items/SD7UMTQ4&quot;],&quot;uri&quot;:[&quot;http://zotero.org/users/local/OLmfyFPR/items/SD7UMTQ4&quot;]}],&quot;schema&quot;:&quot;https://github.com/citation-style-language/schema/raw/master/csl-citation.json&quot;} RND5oS2dQUKaf"/>(Oldfield, 1971)<text:reference-mark-end text:name="ZOTERO_ITEM CSL_CITATION {&quot;citationID&quot;:&quot;24nb5rjtrk&quot;,&quot;properties&quot;:{&quot;formattedCitation&quot;:&quot;(Oldfield, 1971)&quot;,&quot;plainCitation&quot;:&quot;(Oldfield, 1971)&quot;},&quot;citationItems&quot;:[{&quot;id&quot;:876,&quot;uris&quot;:[&quot;http://zotero.org/users/local/OLmfyFPR/items/SD7UMTQ4&quot;],&quot;uri&quot;:[&quot;http://zotero.org/users/local/OLmfyFPR/items/SD7UMTQ4&quot;]}],&quot;schema&quot;:&quot;https://github.com/citation-style-language/schema/raw/master/csl-citation.json&quot;} RND5oS2dQUKaf"/>.</text:p>
      <text:h text:style-name="Heading_20_3" text:outline-level="3">Stimuli</text:h>
      <text:p text:style-name="Text_20_body"><text:span text:style-name="T6">Twenty</text:span> coloured photographs from objects from the 'Ecological alternative to Snodgrass &amp; and Vanderwart' stimulus set <text:reference-mark-start text:name="ZOTERO_ITEM CSL_CITATION {&quot;citationID&quot;:&quot;11s2rvtgde&quot;,&quot;properties&quot;:{&quot;formattedCitation&quot;:&quot;{\\rtf (Moreno-Mart\\uc0\\u237{}nez &amp; Montoro, 2012)}&quot;,&quot;plainCitation&quot;:&quot;(Moreno-Martínez &amp; Montoro, 2012)&quot;},&quot;citationItems&quot;:[{&quot;id&quot;:1340,&quot;uris&quot;:[&quot;http://zotero.org/users/local/OLmfyFPR/items/GZI7RC74&quot;],&quot;uri&quot;:[&quot;http://zotero.org/users/local/OLmfyFPR/items/GZI7RC74&quot;]}],&quot;schema&quot;:&quot;https://github.com/citation-style-language/schema/raw/master/csl-citation.json&quot;} RNDQHmRM9xvN6"/>(Moreno-Martínez &amp; Montoro, 2012)<text:reference-mark-end text:name="ZOTERO_ITEM CSL_CITATION {&quot;citationID&quot;:&quot;11s2rvtgde&quot;,&quot;properties&quot;:{&quot;formattedCitation&quot;:&quot;{\\rtf (Moreno-Mart\\uc0\\u237{}nez &amp; Montoro, 2012)}&quot;,&quot;plainCitation&quot;:&quot;(Moreno-Martínez &amp; Montoro, 2012)&quot;},&quot;citationItems&quot;:[{&quot;id&quot;:1340,&quot;uris&quot;:[&quot;http://zotero.org/users/local/OLmfyFPR/items/GZI7RC74&quot;],&quot;uri&quot;:[&quot;http://zotero.org/users/local/OLmfyFPR/items/GZI7RC74&quot;]}],&quot;schema&quot;:&quot;https://github.com/citation-style-language/schema/raw/master/csl-citation.json&quot;} RNDQHmRM9xvN6"/> and the 'Bank of standardized stimuli <text:reference-mark-start text:name="ZOTERO_ITEM CSL_CITATION {&quot;citationID&quot;:&quot;jmes5fttg&quot;,&quot;properties&quot;:{&quot;formattedCitation&quot;:&quot;(Brodeur, Dionne-Dostie, Montreuil, Lepage, &amp; Op de Beeck, 2010)&quot;,&quot;plainCitation&quot;:&quot;(Brodeur, Dionne-Dostie, Montreuil, Lepage, &amp; Op de Beeck, 2010)&quot;},&quot;citationItems&quot;:[{&quot;id&quot;:919,&quot;uris&quot;:[&quot;http://zotero.org/users/local/OLmfyFPR/items/26ASWITE&quot;],&quot;uri&quot;:[&quot;http://zotero.org/users/local/OLmfyFPR/items/26ASWITE&quot;]}],&quot;schema&quot;:&quot;https://github.com/citation-style-language/schema/raw/master/csl-citation.json&quot;} RND2WWic6YiB4"/>(Brodeur, Dionne-Dostie, Montreuil, Lepage, &amp; Op de Beeck, 2010)<text:reference-mark-end text:name="ZOTERO_ITEM CSL_CITATION {&quot;citationID&quot;:&quot;jmes5fttg&quot;,&quot;properties&quot;:{&quot;formattedCitation&quot;:&quot;(Brodeur, Dionne-Dostie, Montreuil, Lepage, &amp; Op de Beeck, 2010)&quot;,&quot;plainCitation&quot;:&quot;(Brodeur, Dionne-Dostie, Montreuil, Lepage, &amp; Op de Beeck, 2010)&quot;},&quot;citationItems&quot;:[{&quot;id&quot;:919,&quot;uris&quot;:[&quot;http://zotero.org/users/local/OLmfyFPR/items/26ASWITE&quot;],&quot;uri&quot;:[&quot;http://zotero.org/users/local/OLmfyFPR/items/26ASWITE&quot;]}],&quot;schema&quot;:&quot;https://github.com/citation-style-language/schema/raw/master/csl-citation.json&quot;} RND2WWic6YiB4"/> are used. Half of the objects are kitchen utensiles, whereas the other half are garage tools. All objects are relatively long and narrow, and are presented horizontally. Per category, seven objects are 'handled objects', meaning that one side of the object is more graspalbe than the other side. The other three objects are more symmetrical and both sides are equally graspable. Also, they don't have their identifying part at the opposite side. Those are filler items. <text:span text:style-name="T6">See appendix</text:span></text:p>
      <text:p text:style-name="Text_20_body"><text:soft-page-break/>The cost of using pictures rather than line drawings or <text:span text:style-name="T6">animations</text:span> is having less control over object features that are not of primary research interest (and even possibly confounding). As a solution, the center of gravity and the center of saliency (as determined by a salience map) will be used as covariates in the analyses. </text:p>
      <text:p text:style-name="Text_20_body">Background = gray?</text:p>
      <text:h text:style-name="Heading_20_3" text:outline-level="3">Design</text:h>
      <text:p text:style-name="Text_20_body">Three factors are varied randomly within blocks:</text:p>
      <text:p text:style-name="Text_20_body"><text:span text:style-name="T1">Orientation <text:s text:c="2"/></text:span>Importantly, all<text:span text:style-name="T3"> objects are graspable and manipulable with one hand. The handled objects are rotated in two horizontal orientations: One compatible with a right hand grasp, having its handle oriented towards the right; and one compatible with a left hand grasp, with the handle on the left side </text:span><text:reference-mark-start text:name="ZOTERO_ITEM CSL_CITATION {&quot;citationID&quot;:&quot;g2lsiocu2&quot;,&quot;properties&quot;:{&quot;formattedCitation&quot;:&quot;(Cf. Tucker &amp; Ellis, 1998)&quot;,&quot;plainCitation&quot;:&quot;(Cf. Tucker &amp; Ellis, 1998)&quot;},&quot;citationItems&quot;:[{&quot;id&quot;:9,&quot;uris&quot;:[&quot;http://zotero.org/users/local/OLmfyFPR/items/KQQ6XV69&quot;],&quot;uri&quot;:[&quot;http://zotero.org/users/local/OLmfyFPR/items/KQQ6XV69&quot;],&quot;prefix&quot;:&quot;Cf. &quot;}],&quot;schema&quot;:&quot;https://github.com/citation-style-language/schema/raw/master/csl-citation.json&quot;} RNDczjX0uhCbz"/><text:span text:style-name="T3">(Cf. Tucker &amp; Ellis, 1998)</text:span><text:reference-mark-end text:name="ZOTERO_ITEM CSL_CITATION {&quot;citationID&quot;:&quot;g2lsiocu2&quot;,&quot;properties&quot;:{&quot;formattedCitation&quot;:&quot;(Cf. Tucker &amp; Ellis, 1998)&quot;,&quot;plainCitation&quot;:&quot;(Cf. Tucker &amp; Ellis, 1998)&quot;},&quot;citationItems&quot;:[{&quot;id&quot;:9,&quot;uris&quot;:[&quot;http://zotero.org/users/local/OLmfyFPR/items/KQQ6XV69&quot;],&quot;uri&quot;:[&quot;http://zotero.org/users/local/OLmfyFPR/items/KQQ6XV69&quot;],&quot;prefix&quot;:&quot;Cf. &quot;}],&quot;schema&quot;:&quot;https://github.com/citation-style-language/schema/raw/master/csl-citation.json&quot;} RNDczjX0uhCbz"/>.<text:span text:style-name="T3"> For the sake of full comparison the filler objects are rotated as well, although here no orientation-dependent preferred grasp is assumed.</text:span></text:p>
      <text:p text:style-name="Text_20_body"><text:span text:style-name="T1">Luminance</text:span><text:span text:style-name="T3"> <text:s text:c="2"/>The purpose of the current research is to investigate whether saccade landing positions are biased towards potentials for action (i.e. the handles of the objects), and, if so, what the time course of these affordance effects is. In order to shed light on the latter, we will manipulate the luminance throughout the objects, such that one side of the object is less luminant than the other. As a consequence, the luminant side and the 'handle side' (see above) could be overlapping or non-overlapping. Because luminance strongly influences landing positions </text:span><text:reference-mark-start text:name="ZOTERO_ITEM CSL_CITATION {&quot;citationID&quot;:&quot;2lbh4k6squ&quot;,&quot;properties&quot;:{&quot;formattedCitation&quot;:&quot;(Deubel, Wolf, &amp; Hauske, 1984)&quot;,&quot;plainCitation&quot;:&quot;(Deubel, Wolf, &amp; Hauske, 1984)&quot;},&quot;citationItems&quot;:[{&quot;id&quot;:1282,&quot;uris&quot;:[&quot;http://zotero.org/users/local/OLmfyFPR/items/KM3UZNNK&quot;],&quot;uri&quot;:[&quot;http://zotero.org/users/local/OLmfyFPR/items/KM3UZNNK&quot;]}],&quot;schema&quot;:&quot;https://github.com/citation-style-language/schema/raw/master/csl-citation.json&quot;} RNDKXIssdKRRd"/><text:span text:style-name="T3">(Deubel, Wolf, &amp; Hauske, 1984)</text:span><text:reference-mark-end text:name="ZOTERO_ITEM CSL_CITATION {&quot;citationID&quot;:&quot;2lbh4k6squ&quot;,&quot;properties&quot;:{&quot;formattedCitation&quot;:&quot;(Deubel, Wolf, &amp; Hauske, 1984)&quot;,&quot;plainCitation&quot;:&quot;(Deubel, Wolf, &amp; Hauske, 1984)&quot;},&quot;citationItems&quot;:[{&quot;id&quot;:1282,&quot;uris&quot;:[&quot;http://zotero.org/users/local/OLmfyFPR/items/KM3UZNNK&quot;],&quot;uri&quot;:[&quot;http://zotero.org/users/local/OLmfyFPR/items/KM3UZNNK&quot;]}],&quot;schema&quot;:&quot;https://github.com/citation-style-language/schema/raw/master/csl-citation.json&quot;} RNDKXIssdKRRd"/>,<text:span text:style-name="T3"> especially for fast-executed saccades </text:span><text:reference-mark-start text:name="ZOTERO_ITEM CSL_CITATION {&quot;citationID&quot;:&quot;16m8nqjop1&quot;,&quot;properties&quot;:{&quot;formattedCitation&quot;:&quot;(Van Zoest, Donk, &amp; Theeuwes, 2004)&quot;,&quot;plainCitation&quot;:&quot;(Van Zoest, Donk, &amp; Theeuwes, 2004)&quot;},&quot;citationItems&quot;:[{&quot;id&quot;:1559,&quot;uris&quot;:[&quot;http://zotero.org/users/local/OLmfyFPR/items/TWUPCEWD&quot;],&quot;uri&quot;:[&quot;http://zotero.org/users/local/OLmfyFPR/items/TWUPCEWD&quot;]}],&quot;schema&quot;:&quot;https://github.com/citation-style-language/schema/raw/master/csl-citation.json&quot;} RND2eJhDopal1"/><text:span text:style-name="T3">(Van Zoest, Donk, &amp; Theeuwes, 2004)</text:span><text:reference-mark-end text:name="ZOTERO_ITEM CSL_CITATION {&quot;citationID&quot;:&quot;16m8nqjop1&quot;,&quot;properties&quot;:{&quot;formattedCitation&quot;:&quot;(Van Zoest, Donk, &amp; Theeuwes, 2004)&quot;,&quot;plainCitation&quot;:&quot;(Van Zoest, Donk, &amp; Theeuwes, 2004)&quot;},&quot;citationItems&quot;:[{&quot;id&quot;:1559,&quot;uris&quot;:[&quot;http://zotero.org/users/local/OLmfyFPR/items/TWUPCEWD&quot;],&quot;uri&quot;:[&quot;http://zotero.org/users/local/OLmfyFPR/items/TWUPCEWD&quot;]}],&quot;schema&quot;:&quot;https://github.com/citation-style-language/schema/raw/master/csl-citation.json&quot;} RND2eJhDopal1"/>,<text:span text:style-name="T3"> this manipulation enables us to examine whether the affordance effect is additive to, or interacting with, or perhaps completely overwritten by, the luminance effect. </text:span><text:span text:style-name="T4">Exact hypotheses! Also trials without luminance manipulation?</text:span></text:p>
      <text:p text:style-name="Text_20_body"><text:span text:style-name="T2">Fixation – stimulus presentation gap</text:span><text:span text:style-name="T5"> <text:s text:c="2"/>Finally, the time interval between the offset of the fixation dot and the onset of the target object will be varied. Many studies have shown that saccade latencies are reduced if the currently fixated stimulus disappears before the saccadic-goal stimulus appears, as compared to when the fixation stimulus remains present </text:span><text:reference-mark-start text:name="ZOTERO_ITEM CSL_CITATION {&quot;citationID&quot;:&quot;2l5k5rpoj0&quot;,&quot;properties&quot;:{&quot;formattedCitation&quot;:&quot;(Saslow, 1967)&quot;,&quot;plainCitation&quot;:&quot;(Saslow, 1967)&quot;},&quot;citationItems&quot;:[{&quot;id&quot;:1390,&quot;uris&quot;:[&quot;http://zotero.org/users/local/OLmfyFPR/items/NIQJX24I&quot;],&quot;uri&quot;:[&quot;http://zotero.org/users/local/OLmfyFPR/items/NIQJX24I&quot;]}],&quot;schema&quot;:&quot;https://github.com/citation-style-language/schema/raw/master/csl-citation.json&quot;} RNDaeT77b750U"/><text:span text:style-name="T5">(Saslow, 1967)</text:span><text:reference-mark-end text:name="ZOTERO_ITEM CSL_CITATION {&quot;citationID&quot;:&quot;2l5k5rpoj0&quot;,&quot;properties&quot;:{&quot;formattedCitation&quot;:&quot;(Saslow, 1967)&quot;,&quot;plainCitation&quot;:&quot;(Saslow, 1967)&quot;},&quot;citationItems&quot;:[{&quot;id&quot;:1390,&quot;uris&quot;:[&quot;http://zotero.org/users/local/OLmfyFPR/items/NIQJX24I&quot;],&quot;uri&quot;:[&quot;http://zotero.org/users/local/OLmfyFPR/items/NIQJX24I&quot;]}],&quot;schema&quot;:&quot;https://github.com/citation-style-language/schema/raw/master/csl-citation.json&quot;} RNDaeT77b750U"/><text:span text:style-name="T5">. In other words, by varying the fixation – stimulus presentation interval it is highly likely that we will obtain this so-called gap effect, resulting in a wider range of saccade latencies as compared to when this interval is not manipulated. Three conditions are possible: In the Gap condition fixation-dot offset will occur 200 ms prior to target-object onset. In the Gap Zero condition fixation-dot offset will occur simultaneously with target-bject onset. In the Overlap condition the fixation dot will remain present during target-object presentation. </text:span><text:soft-page-break/><text:span text:style-name="T5">Typically, the global effect is smaller in the former than in the latter conditions </text:span><text:reference-mark-start text:name="ZOTERO_ITEM CSL_CITATION {&quot;citationID&quot;:&quot;n89lrlof2&quot;,&quot;properties&quot;:{&quot;formattedCitation&quot;:&quot;{\\rtf (Co\\uc0\\u235{}ff\\uc0\\u233{} &amp; O\\uc0\\u8217{}regan, 1987)}&quot;,&quot;plainCitation&quot;:&quot;(Coëffé &amp; O’regan, 1987)&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hortTitle&quot;:&quot;Reducing the influence of non-target stimuli on saccade accuracy&quot;,&quot;author&quot;:[{&quot;family&quot;:&quot;Coëffé&quot;,&quot;given&quot;:&quot;C.&quot;},{&quot;family&quot;:&quot;O'regan&quot;,&quot;given&quot;:&quot;J. K.&quot;}],&quot;issued&quot;:{&quot;year&quot;:1987},&quot;accessed&quot;:{&quot;year&quot;:2012,&quot;month&quot;:11,&quot;day&quot;:6},&quot;page-first&quot;:&quot;227–240&quot;}}],&quot;schema&quot;:&quot;https://github.com/citation-style-language/schema/raw/master/csl-citation.json&quot;} RNDAGRuvjWbp0"/><text:span text:style-name="T10">(Coëffé &amp; O’regan, </text:span>1987)<text:reference-mark-end text:name="ZOTERO_ITEM CSL_CITATION {&quot;citationID&quot;:&quot;n89lrlof2&quot;,&quot;properties&quot;:{&quot;formattedCitation&quot;:&quot;{\\rtf (Co\\uc0\\u235{}ff\\uc0\\u233{} &amp; O\\uc0\\u8217{}regan, 1987)}&quot;,&quot;plainCitation&quot;:&quot;(Coëffé &amp; O’regan, 1987)&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hortTitle&quot;:&quot;Reducing the influence of non-target stimuli on saccade accuracy&quot;,&quot;author&quot;:[{&quot;family&quot;:&quot;Coëffé&quot;,&quot;given&quot;:&quot;C.&quot;},{&quot;family&quot;:&quot;O'regan&quot;,&quot;given&quot;:&quot;J. K.&quot;}],&quot;issued&quot;:{&quot;year&quot;:1987},&quot;accessed&quot;:{&quot;year&quot;:2012,&quot;month&quot;:11,&quot;day&quot;:6},&quot;page-first&quot;:&quot;227–240&quot;}}],&quot;schema&quot;:&quot;https://github.com/citation-style-language/schema/raw/master/csl-citation.json&quot;} RNDAGRuvjWbp0"/>.</text:p>
      <text:p text:style-name="Text_20_body"><text:span text:style-name="T3"><text:s/></text:span><text:span text:style-name="T4">See picture of orientation and luminance manipulation!</text:span></text:p>
      <text:p text:style-name="Text_20_body">We decided not to manipulate:</text:p>
      <text:p text:style-name="Text_20_body"><text:span text:style-name="T2">Predictability</text:span><text:span text:style-name="T5"> <text:s text:c="2"/>Previous research has shown that predictability of the goal position of a saccade influences the strength of the global effect </text:span><text:reference-mark-start text:name="ZOTERO_ITEM CSL_CITATION {&quot;citationID&quot;:&quot;1e6l4e5gdp&quot;,&quot;properties&quot;:{&quot;formattedCitation&quot;:&quot;{\\rtf (Co\\uc0\\u235{}ff\\uc0\\u233{} &amp; O\\uc0\\u8217{}regan, 1987)}&quot;,&quot;plainCitation&quot;:&quot;(Coëffé &amp; O’regan, 1987)&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hortTitle&quot;:&quot;Reducing the influence of non-target stimuli on saccade accuracy&quot;,&quot;author&quot;:[{&quot;family&quot;:&quot;Coëffé&quot;,&quot;given&quot;:&quot;C.&quot;},{&quot;family&quot;:&quot;O'regan&quot;,&quot;given&quot;:&quot;J. K.&quot;}],&quot;issued&quot;:{&quot;year&quot;:1987},&quot;accessed&quot;:{&quot;year&quot;:2012,&quot;month&quot;:11,&quot;day&quot;:6},&quot;page-first&quot;:&quot;227–240&quot;}}],&quot;schema&quot;:&quot;https://github.com/citation-style-language/schema/raw/master/csl-citation.json&quot;} RNDjr3X6ttXaw"/><text:span text:style-name="T10">(Coëffé &amp; O’regan, 1987)</text:span><text:reference-mark-end text:name="ZOTERO_ITEM CSL_CITATION {&quot;citationID&quot;:&quot;1e6l4e5gdp&quot;,&quot;properties&quot;:{&quot;formattedCitation&quot;:&quot;{\\rtf (Co\\uc0\\u235{}ff\\uc0\\u233{} &amp; O\\uc0\\u8217{}regan, 1987)}&quot;,&quot;plainCitation&quot;:&quot;(Coëffé &amp; O’regan, 1987)&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hortTitle&quot;:&quot;Reducing the influence of non-target stimuli on saccade accuracy&quot;,&quot;author&quot;:[{&quot;family&quot;:&quot;Coëffé&quot;,&quot;given&quot;:&quot;C.&quot;},{&quot;family&quot;:&quot;O'regan&quot;,&quot;given&quot;:&quot;J. K.&quot;}],&quot;issued&quot;:{&quot;year&quot;:1987},&quot;accessed&quot;:{&quot;year&quot;:2012,&quot;month&quot;:11,&quot;day&quot;:6},&quot;page-first&quot;:&quot;227–240&quot;}}],&quot;schema&quot;:&quot;https://github.com/citation-style-language/schema/raw/master/csl-citation.json&quot;} RNDjr3X6ttXaw"/>.<text:span text:style-name="T5"> Inspired by this finding, we could vary the predictability of the object's orientation: In half of the blocks, object rotation could be varied randomly, whereas in the other half of the blocks, the objects' orientation is fixed (such that all handles will always be rotated towards the right). However, the disadvantage of manipulating this fourth factor is that the experiment will either become very long or will lack sufficient statistical power. Therefore, we decided to wait with this manipulation.</text:span></text:p>
      <text:h text:style-name="Heading_20_3" text:outline-level="3">Procedure</text:h>
      <text:p text:style-name="Text_20_body">The trial sequence is as follows: Participants start by fixating at a fixation cross at the center of the lower visual field (<text:span text:style-name="T6">position is kept constant</text:span>). <text:span text:style-name="T6">Drift correction – because of drift correction no jitter necessary? </text:span>After drift correction the cross changes into a fixation dot which has a duration randomly drawn from a Gaussian distribution with a minimum of 500 ms, a mean of 1000 and a standard deviation of 200). The asynchrony between fixation-dot offset and target-object onset depends on the Gap condition as described above. The target object appears at the center of the upper visual field (<text:span text:style-name="T6">with an eccentricity between … and … px (in visual degrees). P</text:span>articipants are instructed to make a vertical saccade towards the object as soon as possible and to subsequently categorise it as either a kitchen utensil or a garage tool, by making either a right- or a left-hand button press <text:reference-mark-start text:name="ZOTERO_ITEM CSL_CITATION {&quot;citationID&quot;:&quot;1g6s62feot&quot;,&quot;properties&quot;:{&quot;formattedCitation&quot;:&quot;(cf. Tucker &amp; Ellis, 1998)&quot;,&quot;plainCitation&quot;:&quot;(cf. Tucker &amp; Ellis, 1998)&quot;},&quot;citationItems&quot;:[{&quot;id&quot;:9,&quot;uris&quot;:[&quot;http://zotero.org/users/local/OLmfyFPR/items/KQQ6XV69&quot;],&quot;uri&quot;:[&quot;http://zotero.org/users/local/OLmfyFPR/items/KQQ6XV69&quot;],&quot;prefix&quot;:&quot;cf. &quot;}],&quot;schema&quot;:&quot;https://github.com/citation-style-language/schema/raw/master/csl-citation.json&quot;} RND23B5K7JhaI"/>(cf. Tucker &amp; Ellis, 1998)<text:reference-mark-end text:name="ZOTERO_ITEM CSL_CITATION {&quot;citationID&quot;:&quot;1g6s62feot&quot;,&quot;properties&quot;:{&quot;formattedCitation&quot;:&quot;(cf. Tucker &amp; Ellis, 1998)&quot;,&quot;plainCitation&quot;:&quot;(cf. Tucker &amp; Ellis, 1998)&quot;},&quot;citationItems&quot;:[{&quot;id&quot;:9,&quot;uris&quot;:[&quot;http://zotero.org/users/local/OLmfyFPR/items/KQQ6XV69&quot;],&quot;uri&quot;:[&quot;http://zotero.org/users/local/OLmfyFPR/items/KQQ6XV69&quot;],&quot;prefix&quot;:&quot;cf. &quot;}],&quot;schema&quot;:&quot;https://github.com/citation-style-language/schema/raw/master/csl-citation.json&quot;} RND23B5K7JhaI"/>. As a consequence, the response hand could be compatible or incompatible by the grasp afforded by the object's rotation. More specifically: if the handle is oriented towards the right, a right-hand button press would be a compatible response, whereas a left-hand button press would be incompatible. Importantly, this compatibility is implicit and task irrelevant. </text:p>
      <text:p text:style-name="P1">The response rule (e.g. left for kitchen, right for garage) is swapped half-way the experiment. The order of response rules is counterbalanced across participants, so that an equal number of participants received each response rule for the first half of blocks.</text:p>
      <text:p text:style-name="Text_20_body"><text:span text:style-name="T1">Why vertical saccades <text:s text:c="2"/></text:span></text:p>
      <text:p text:style-name="Text_20_body">The current study is based on the so-called orientation effect <text:reference-mark-start text:name="ZOTERO_ITEM CSL_CITATION {&quot;citationID&quot;:&quot;9jc25aob6&quot;,&quot;properties&quot;:{&quot;formattedCitation&quot;:&quot;(Symes, Ellis, &amp; Tucker, 2007; Tucker &amp; Ellis, 1998, p. 199)&quot;,&quot;plainCitation&quot;:&quot;(Symes, Ellis, &amp; Tucker, 2007; Tucker &amp; Ellis, 1998, p. 199)&quot;},&quot;citationItems&quot;:[{&quot;id&quot;:491,&quot;uris&quot;:[&quot;http://zotero.org/users/local/OLmfyFPR/items/NPQZJ5CZ&quot;],&quot;uri&quot;:[&quot;http://zotero.org/users/local/OLmfyFPR/items/NPQZJ5CZ&quot;]},{&quot;id&quot;:9,&quot;uris&quot;:[&quot;http://zotero.org/users/local/OLmfyFPR/items/KQQ6XV69&quot;],&quot;uri&quot;:[&quot;http://zotero.org/users/local/OLmfyFPR/items/KQQ6XV69&quot;],&quot;locator&quot;:&quot;199&quot;}],&quot;schema&quot;:&quot;https://github.com/citation-style-language/schema/raw/master/csl-citation.json&quot;} RNDMZ4pffrLtT"/>(Symes, Ellis, &amp; Tucker, 2007; Tucker &amp; <text:soft-page-break/>Ellis, 1998, p. 199)<text:reference-mark-end text:name="ZOTERO_ITEM CSL_CITATION {&quot;citationID&quot;:&quot;9jc25aob6&quot;,&quot;properties&quot;:{&quot;formattedCitation&quot;:&quot;(Symes, Ellis, &amp; Tucker, 2007; Tucker &amp; Ellis, 1998, p. 199)&quot;,&quot;plainCitation&quot;:&quot;(Symes, Ellis, &amp; Tucker, 2007; Tucker &amp; Ellis, 1998, p. 199)&quot;},&quot;citationItems&quot;:[{&quot;id&quot;:491,&quot;uris&quot;:[&quot;http://zotero.org/users/local/OLmfyFPR/items/NPQZJ5CZ&quot;],&quot;uri&quot;:[&quot;http://zotero.org/users/local/OLmfyFPR/items/NPQZJ5CZ&quot;]},{&quot;id&quot;:9,&quot;uris&quot;:[&quot;http://zotero.org/users/local/OLmfyFPR/items/KQQ6XV69&quot;],&quot;uri&quot;:[&quot;http://zotero.org/users/local/OLmfyFPR/items/KQQ6XV69&quot;],&quot;locator&quot;:&quot;199&quot;}],&quot;schema&quot;:&quot;https://github.com/citation-style-language/schema/raw/master/csl-citation.json&quot;} RNDMZ4pffrLtT"/>. For this effect to occur, objects should be oriented horizontally, with their graspable part rotated either towards the left or the right. As a consequence of the cortical magnification factor, horizontally aligning fixation and object could therefore lead to pure saccadic averaging with landing positions deviating towards the left of the center of the object, regardless of higher-order object properties or task manipulations <text:reference-mark-start text:name="ZOTERO_ITEM CSL_CITATION {&quot;citationID&quot;:&quot;udlef768r&quot;,&quot;properties&quot;:{&quot;formattedCitation&quot;:&quot;{\\rtf (Co\\uc0\\u235{}ff\\uc0\\u233{} &amp; O\\uc0\\u8217{}regan, 1987)}&quot;,&quot;plainCitation&quot;:&quot;(Coëffé &amp; O’regan, 1987)&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hortTitle&quot;:&quot;Reducing the influence of non-target stimuli on saccade accuracy&quot;,&quot;author&quot;:[{&quot;family&quot;:&quot;Coëffé&quot;,&quot;given&quot;:&quot;C.&quot;},{&quot;family&quot;:&quot;O'regan&quot;,&quot;given&quot;:&quot;J. K.&quot;}],&quot;issued&quot;:{&quot;year&quot;:1987},&quot;accessed&quot;:{&quot;year&quot;:2012,&quot;month&quot;:11,&quot;day&quot;:6},&quot;page-first&quot;:&quot;227–240&quot;}}],&quot;schema&quot;:&quot;https://github.com/citation-style-language/schema/raw/master/csl-citation.json&quot;} RNDeY54CEgzgb"/>(Coëffé &amp; O’regan, 1987)<text:reference-mark-end text:name="ZOTERO_ITEM CSL_CITATION {&quot;citationID&quot;:&quot;udlef768r&quot;,&quot;properties&quot;:{&quot;formattedCitation&quot;:&quot;{\\rtf (Co\\uc0\\u235{}ff\\uc0\\u233{} &amp; O\\uc0\\u8217{}regan, 1987)}&quot;,&quot;plainCitation&quot;:&quot;(Coëffé &amp; O’regan, 1987)&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hortTitle&quot;:&quot;Reducing the influence of non-target stimuli on saccade accuracy&quot;,&quot;author&quot;:[{&quot;family&quot;:&quot;Coëffé&quot;,&quot;given&quot;:&quot;C.&quot;},{&quot;family&quot;:&quot;O'regan&quot;,&quot;given&quot;:&quot;J. K.&quot;}],&quot;issued&quot;:{&quot;year&quot;:1987},&quot;accessed&quot;:{&quot;year&quot;:2012,&quot;month&quot;:11,&quot;day&quot;:6},&quot;page-first&quot;:&quot;227–240&quot;}}],&quot;schema&quot;:&quot;https://github.com/citation-style-language/schema/raw/master/csl-citation.json&quot;} RNDeY54CEgzgb"/>. In addition, because Orientation, Luminance and the required response have the values 'left' and 'right', we should equally balance left- and right-horizontal saccades to avoid any confounding spatial-overlap effects. </text:p>
      <text:p text:style-name="Text_20_body">To avoid these issues we decided to use vertical saccades instead. This approach has the additional benefit of being more directly comparable with data from possible future curvature experiments (for which vertical saccades are requirement, REF) as compared to when we would use horizontal saccades. </text:p>
      <text:h text:style-name="Heading_20_3" text:outline-level="3">Analyses</text:h>
      <text:p text:style-name="Text_20_body">Two dependent variables:</text:p>
      <text:p text:style-name="Text_20_body">RT's and saccades</text:p>
      <text:p text:style-name="Text_20_body"/>
      <text:p text:style-name="Text_20_body"/>
      <text:h text:style-name="Heading_20_3" text:outline-level="3"/>
      <text:p text:style-name="Standard"/>
      <text:p text:style-name="Standard">Orientation effect is an extra measurement / interesting phenomenon but also a way to boost the affordance effects.</text:p>
      <text:p text:style-name="Standard"/>
      <text:h text:style-name="P3" text:outline-level="1">References</text:h>
      <text:section text:style-name="Sect1" text:name="ZOTERO_BIBL {&quot;custom&quot;:[]} CSL_BIBLIOGRAPHY RNDWRKpqL7QeL">
        <text:p text:style-name="Bibliography_20_1"><text:span text:style-name="T9">Brodeur, M. B., Dionne-Dostie, E., Montreuil, T., Lepage, M., &amp; Op de Beeck, H. P. (2010). The Bank of Standardized Stimuli (BOSS), a New Set of 480 Normative Photos of Objects to Be Used as Visual Stimuli in Cognitive Research. </text:span><text:span text:style-name="T7">PloS one</text:span><text:span text:style-name="T8">, </text:span><text:span text:style-name="T7">5</text:span><text:span text:style-name="T8">(5), e10773.</text:span></text:p>
        <text:p text:style-name="Bibliography_20_1"><text:span text:style-name="T8">Coëffé, C., &amp; O’regan, J. K. (1987). Reducing the influence of non-target stimuli on saccade accuracy: predictability and latency effects. </text:span><text:span text:style-name="T7">Vision research</text:span><text:span text:style-name="T8">, </text:span><text:span text:style-name="T7">27</text:span><text:span text:style-name="T8">(2), 227–240.</text:span></text:p>
        <text:p text:style-name="Bibliography_20_1"><text:span text:style-name="T8">Deubel, H., Wolf, W., &amp; Hauske, G. (1984). The evaluation of the oculomotor error signal. </text:span><text:span text:style-name="T7">Theoretical and applied aspects of eye movement research</text:span><text:span text:style-name="T8">, 55–62.</text:span></text:p>
        <text:p text:style-name="Bibliography_20_1"><text:span text:style-name="T8">Guez, J. E., Marchal, P., Gargasson, J. F. L., Grall, Y., &amp; O’regan, J. K. (1994). Eye fixations near corners: evidence for a centre of gravity calculation based on contrast, rather than luminance or curvature. </text:span><text:span text:style-name="T7">Vision research</text:span><text:span text:style-name="T8">, </text:span><text:span text:style-name="T7">34</text:span><text:span text:style-name="T8">(12), 1625–1635.</text:span></text:p>
        <text:p text:style-name="Bibliography_20_1"><text:span text:style-name="T8">Moreno-Martínez, F. J., &amp; Montoro, P. R. (2012). An Ecological Alternative to Snodgrass &amp; Vanderwart: 360 High Quality Colour Images with Norms for Seven Psycholinguistic Variables. </text:span><text:span text:style-name="T7">PloS one</text:span><text:span text:style-name="T8">, </text:span><text:span text:style-name="T7">7</text:span><text:span text:style-name="T8">(5), e37527.</text:span></text:p>
        <text:p text:style-name="Bibliography_20_1"><text:span text:style-name="T8">Oldfield, R. C. (1971). The assessment and analysis of handedness: the Edinburgh inventory. </text:span><text:span text:style-name="T7">Neuropsychologia</text:span><text:span text:style-name="T8">, </text:span><text:span text:style-name="T7">9</text:span><text:span text:style-name="T8">(1), 97–113.</text:span></text:p>
        <text:p text:style-name="Bibliography_20_1"><text:span text:style-name="T8">Saslow, M. G. (1967). Effects of components of displacement-step stimuli upon latency for saccadic eye movement. </text:span><text:span text:style-name="T7">JOSA</text:span><text:span text:style-name="T8">, </text:span><text:span text:style-name="T7">57</text:span><text:span text:style-name="T8">(8), 1024–1029.</text:span></text:p>
        <text:p text:style-name="Bibliography_20_1"><text:span text:style-name="T8">Symes, E., Ellis, R., &amp; Tucker, M. (2007). Visual object affordances: Object orientation. </text:span><text:span text:style-name="T7">Acta Psychologica</text:span><text:span text:style-name="T8">, </text:span><text:span text:style-name="T7">124</text:span><text:span text:style-name="T8">(2), 238–255.</text:span></text:p>
        <text:p text:style-name="Bibliography_20_1"><text:span text:style-name="T8">Tucker, M., &amp; Ellis, R. (1998). On the relations between seen objects and components of potential actions. </text:span><text:span text:style-name="T7">Journal of Experimental Psychology-Human Perception and Performance</text:span><text:span text:style-name="T8">, </text:span><text:span text:style-name="T7">24</text:span><text:span text:style-name="T8">(3), 830–846.</text:span></text:p>
        <text:p text:style-name="Bibliography_20_1"><text:span text:style-name="T8">Van Zoest, W., Donk, M., &amp; Theeuwes, J. (2004). The role of stimulus-driven and goal-driven control in saccadic visual selection. </text:span><text:span text:style-name="T7">Journal of Experimental Psychology: Human Perception and Performance; Journal of Experimental Psychology: Human Perception and Performance</text:span><text:span text:style-name="T8">, </text:span><text:span text:style-name="T7">30</text:span><text:span text:style-name="T8">(4), 746.</text:span></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Helvetica, sans-serif"/>
    <style:font-face style:name="Lohit Hindi1" svg:font-family="'Lohit Hindi'"/>
    <style:font-face style:name="OpenSymbol" svg:font-family="OpenSymbol"/>
    <style:font-face style:name="Times New Roman4" svg:font-family="'Times New Roman'"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fo:line-height="150%" fo:text-align="justify" style:justify-single-word="false"/>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Times New Roman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center" style:justify-single-word="false"/>
      <style:text-properties style:font-name="Times New Roman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3" fo:font-size="12pt" fo:font-style="italic" fo:font-weight="normal" style:font-size-asian="14pt" style:font-weight-asian="bold" style:font-size-complex="14pt" style:font-weight-complex="bold"/>
    </style:style>
    <style:style style:name="Bibliography_20_1" style:display-name="Bibliography 1" style:family="paragraph" style:parent-style-name="Index" style:class="index">
      <style:paragraph-properties fo:margin="100%" fo:margin-left="0.5in" fo:margin-right="0in" fo:margin-top="0in" fo:margin-bottom="0in" style:line-height-at-least="0.3335in" fo:text-indent="-0.5in" style:auto-text-indent="false">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9T11:19:05</meta:creation-date>
    <dc:date>2012-11-08T14:17:52</dc:date>
    <meta:editing-duration>PT17H52M44S</meta:editing-duration>
    <meta:editing-cycles>14</meta:editing-cycles>
    <meta:generator>LibreOffice/3.5$Linux_X86_64 LibreOffice_project/350m1$Build-2</meta:generator>
    <meta:document-statistic meta:table-count="0" meta:image-count="0" meta:object-count="0" meta:page-count="5" meta:paragraph-count="42" meta:word-count="1576" meta:character-count="10304" meta:non-whitespace-character-count="8754"/>
    <meta:user-defined meta:name="Info 1"/>
    <meta:user-defined meta:name="Info 2"/>
    <meta:user-defined meta:name="Info 3"/>
    <meta:user-defined meta:name="Info 4"/>
    <meta:user-defined meta:name="ZOTERO_PREF_1" meta:value-type="string">&lt;data data-version="3" zotero-version="3.0.8"&gt;&lt;session id="Si2oV2VJ"/&gt;&lt;style id="http://www.zotero.org/styles/apa" hasBibliography="1" bibliographyStyleHasBeenSet="1"/&gt;&lt;prefs&gt;&lt;pref name="fieldType" value="ReferenceMark"/&gt;&lt;pref name="storeReferences" value</meta:user-defined>
    <meta:user-defined meta:name="ZOTERO_PREF_2" meta:value-type="string">="true"/&gt;&lt;pref name="noteType" value="0"/&gt;&lt;/prefs&gt;&lt;/data&gt;</meta:user-defined>
  </office:meta>
</office:document-meta>
</file>